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S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a Set 1</text:p>
          </table:table-cell>
          <table:table-cell table:number-columns-repeated="2"/>
        </table:table-row>
        <table:table-row table:style-name="ro1">
          <table:table-cell table:style-name="ce2" office:value-type="float" office:value="0.1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string" calcext:value-type="string">
            <text:p>Mean</text:p>
          </table:table-cell>
          <table:table-cell table:formula="of:=AVERAGE([.A2:.A11])" office:value-type="float" office:value="0.213" calcext:value-type="float">
            <text:p>0.213</text:p>
          </table:table-cell>
        </table:table-row>
        <table:table-row table:style-name="ro1">
          <table:table-cell table:style-name="ce2" office:value-type="float" office:value="0.3" calcext:value-type="float">
            <text:p>0.30</text:p>
          </table:table-cell>
          <table:table-cell office:value-type="string" calcext:value-type="string">
            <text:p>Std. Deviation</text:p>
          </table:table-cell>
          <table:table-cell table:formula="of:=STDEV([.A2:.A11] )" office:value-type="float" office:value="0.107501937967028" calcext:value-type="float">
            <text:p>0.10750193796702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/>
        </table:table-row>
      </table:table>
      <table:table table:name="DS2" table:style-name="ta1">
        <table:table-column table:style-name="co1" table:default-cell-style-name="ce3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a Set 2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Mean</text:p>
          </table:table-cell>
          <table:table-cell table:formula="of:=AVERAGE([.A2:.A11])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td. Deviation</text:p>
          </table:table-cell>
          <table:table-cell table:formula="of:=STDEV([.A2:.A11] )" office:value-type="float" office:value="51.4392845984467" calcext:value-type="float">
            <text:p>51.439284598446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09:07:24.750052016</meta:creation-date>
    <dc:date>2020-06-26T10:15:54.706921999</dc:date>
    <meta:editing-duration>PT1H8M29S</meta:editing-duration>
    <meta:editing-cycles>2</meta:editing-cycles>
    <meta:generator>LibreOffice/6.4.4.2$Linux_X86_64 LibreOffice_project/40$Build-2</meta:generator>
    <meta:document-statistic meta:table-count="2" meta:cell-count="30" meta:object-count="0"/>
  </office:meta>
</office:document-meta>
</file>